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margin-left="1.251cm" fo:text-indent="0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Manuale Base per l’Utilizzo di Tmux su Ubuntu 22.04</text:p>
      <text:p text:style-name="Preformatted_20_Text"/>
      <text:p text:style-name="Preformatted_20_Text">---</text:p>
      <text:p text:style-name="Preformatted_20_Text"/>
      <text:p text:style-name="P1">Introduzione a Tmux</text:p>
      <text:p text:style-name="Preformatted_20_Text">Tmux (“Terminal Multiplexer”) è uno strumento potente che consente di gestire più sessioni terminal contemporaneamente all’interno di una singola finestra del terminale. Questo manuale ti guiderà attraverso i passaggi fondamentali per installare, configurare e utilizzare tmux su Ubuntu 22.04.</text:p>
      <text:p text:style-name="Preformatted_20_Text"/>
      <text:p text:style-name="Preformatted_20_Text">---</text:p>
      <text:p text:style-name="Preformatted_20_Text"/>
      <text:p text:style-name="P1">1. Installazione di Tmux</text:p>
      <text:p text:style-name="Preformatted_20_Text"/>
      <text:p text:style-name="Preformatted_20_Text">Per installare tmux su Ubuntu, segui questi passaggi:</text:p>
      <text:p text:style-name="Preformatted_20_Text"/>
      <text:p text:style-name="P2">1. Aggiorna l’elenco dei pacchetti:</text:p>
      <text:p text:style-name="P2"/>
      <text:p text:style-name="P2">sudo apt update</text:p>
      <text:p text:style-name="P2"/>
      <text:p text:style-name="P2">2. Installa tmux:</text:p>
      <text:p text:style-name="P2"/>
      <text:p text:style-name="P2">sudo apt install tmux</text:p>
      <text:p text:style-name="P2"/>
      <text:p text:style-name="P2">3. Verifica l’installazione:</text:p>
      <text:p text:style-name="P2"/>
      <text:p text:style-name="P2">tmux -V</text:p>
      <text:p text:style-name="P2"/>
      <text:p text:style-name="P2">Se il comando restituisce una versione, tmux è stato installato correttamente.</text:p>
      <text:p text:style-name="Preformatted_20_Text"/>
      <text:p text:style-name="Preformatted_20_Text">---</text:p>
      <text:p text:style-name="Preformatted_20_Text"/>
      <text:p text:style-name="P1">2. Avviare una Sessione Tmux</text:p>
      <text:p text:style-name="Preformatted_20_Text"/>
      <text:p text:style-name="P2">Per avviare una nuova sessione di tmux, digita:</text:p>
      <text:p text:style-name="P2"/>
      <text:p text:style-name="P2">tmux</text:p>
      <text:p text:style-name="P2"/>
      <text:p text:style-name="P2">Vedrai una barra di stato in basso che indica di essere all’interno di una sessione tmux.</text:p>
      <text:p text:style-name="Preformatted_20_Text"/>
      <text:p text:style-name="Preformatted_20_Text">---</text:p>
      <text:p text:style-name="Preformatted_20_Text"/>
      <text:p text:style-name="P1">3. Comandi Base di Tmux</text:p>
      <text:p text:style-name="Preformatted_20_Text"/>
      <text:p text:style-name="Preformatted_20_Text">Tmux utilizza una combinazione di tasti per eseguire i suoi comandi. La sequenza di tasti principale è Ctrl+b, seguita da un altro comando.</text:p>
      <text:p text:style-name="Preformatted_20_Text"/>
      <text:p text:style-name="Preformatted_20_Text">Comandi principali:</text:p>
      <text:p text:style-name="Preformatted_20_Text"/>
      <text:p text:style-name="Preformatted_20_Text">- Creare una nuova finestra:</text:p>
      <text:p text:style-name="Preformatted_20_Text"><text:s text:c="2"/>Premi Ctrl+b, poi c.</text:p>
      <text:p text:style-name="Preformatted_20_Text"/>
      <text:p text:style-name="Preformatted_20_Text">- Passare tra le finestre:</text:p>
      <text:p text:style-name="Preformatted_20_Text"><text:s text:c="2"/>Premi Ctrl+b, poi un numero (0, 1, ecc.), oppure Ctrl+b seguito da n per andare avanti o p per tornare indietro.</text:p>
      <text:p text:style-name="Preformatted_20_Text"/>
      <text:p text:style-name="Preformatted_20_Text">- Dividere la finestra:</text:p>
      <text:p text:style-name="Preformatted_20_Text"><text:s text:c="2"/>- Divisione verticale: Ctrl+b, poi %</text:p>
      <text:p text:style-name="Preformatted_20_Text"><text:s text:c="2"/>- Divisione orizzontale: Ctrl+b, poi "</text:p>
      <text:p text:style-name="Preformatted_20_Text"/>
      <text:p text:style-name="Preformatted_20_Text">- Spostarsi tra i pannelli:</text:p>
      <text:p text:style-name="Preformatted_20_Text"><text:soft-page-break/><text:s text:c="2"/>Premi Ctrl+b, poi le frecce direzionali.</text:p>
      <text:p text:style-name="Preformatted_20_Text"/>
      <text:p text:style-name="Preformatted_20_Text">- Chiudere un pannello o una finestra:</text:p>
      <text:p text:style-name="Preformatted_20_Text"><text:s text:c="2"/>- Per chiudere un pannello: digita exit o premi Ctrl+d.</text:p>
      <text:p text:style-name="Preformatted_20_Text"><text:s text:c="2"/>- Per chiudere una finestra: chiudi tutti i pannelli al suo interno o premi Ctrl+b, poi &amp;.</text:p>
      <text:p text:style-name="Preformatted_20_Text"/>
      <text:p text:style-name="Preformatted_20_Text">---</text:p>
      <text:p text:style-name="Preformatted_20_Text"/>
      <text:p text:style-name="P1">4. Scollegare e Ricollegare le Sessioni</text:p>
      <text:p text:style-name="Preformatted_20_Text"/>
      <text:p text:style-name="Preformatted_20_Text">Scollegare una sessione:</text:p>
      <text:p text:style-name="Preformatted_20_Text">Premi Ctrl+b, poi d. Questo ti riporta al terminale principale, lasciando la sessione tmux in esecuzione in background.</text:p>
      <text:p text:style-name="Preformatted_20_Text"/>
      <text:p text:style-name="Preformatted_20_Text">Ricollegare una sessione:</text:p>
      <text:p text:style-name="Preformatted_20_Text"/>
      <text:p text:style-name="Preformatted_20_Text">Usa il comando:</text:p>
      <text:p text:style-name="Preformatted_20_Text"/>
      <text:p text:style-name="Preformatted_20_Text">tmux attach-session -t &lt;nome_sessione&gt;</text:p>
      <text:p text:style-name="Preformatted_20_Text"/>
      <text:p text:style-name="Preformatted_20_Text">Per vedere tutte le sessioni attive, digita:</text:p>
      <text:p text:style-name="Preformatted_20_Text"/>
      <text:p text:style-name="Preformatted_20_Text">tmux list-sessions</text:p>
      <text:p text:style-name="Preformatted_20_Text"/>
      <text:p text:style-name="Preformatted_20_Text">---</text:p>
      <text:p text:style-name="Preformatted_20_Text"/>
      <text:p text:style-name="P1">5. Personalizzare Tmux</text:p>
      <text:p text:style-name="Preformatted_20_Text">Puoi personalizzare il comportamento di tmux modificando il file di configurazione ~/.tmux.conf. Per creare o modificare il file, usa un editor di testo come nano:</text:p>
      <text:p text:style-name="Preformatted_20_Text"/>
      <text:p text:style-name="Preformatted_20_Text">nano ~/.tmux.conf</text:p>
      <text:p text:style-name="Preformatted_20_Text"/>
      <text:p text:style-name="Preformatted_20_Text">Esempio di configurazione per abilitare il mouse:</text:p>
      <text:p text:style-name="Preformatted_20_Text"/>
      <text:p text:style-name="Preformatted_20_Text">set -g mouse on</text:p>
      <text:p text:style-name="Preformatted_20_Text"/>
      <text:p text:style-name="Preformatted_20_Text">Dopo aver salvato il file, ricarica la configurazione con:</text:p>
      <text:p text:style-name="Preformatted_20_Text"/>
      <text:p text:style-name="Preformatted_20_Text">tmux source-file ~/.tmux.conf</text:p>
      <text:p text:style-name="Preformatted_20_Text"/>
      <text:p text:style-name="Preformatted_20_Text">---</text:p>
      <text:p text:style-name="Preformatted_20_Text"/>
      <text:p text:style-name="P1">6. Terminare Tmux</text:p>
      <text:p text:style-name="Preformatted_20_Text"/>
      <text:p text:style-name="Preformatted_20_Text">Per chiudere completamente una sessione tmux, usa:</text:p>
      <text:p text:style-name="Preformatted_20_Text"/>
      <text:p text:style-name="Preformatted_20_Text">tmux kill-session -t &lt;nome_sessione&gt;</text:p>
      <text:p text:style-name="Preformatted_20_Text"/>
      <text:p text:style-name="Preformatted_20_Text">Oppure chiudi tutte le finestre aperte con il comando exit o Ctrl+d.</text:p>
      <text:p text:style-name="Preformatted_20_Text"/>
      <text:p text:style-name="Preformatted_20_Text">---</text:p>
      <text:p text:style-name="Preformatted_20_Text"/>
      <text:p text:style-name="P1">7. Suggerimenti e Trucchi</text:p>
      <text:p text:style-name="Preformatted_20_Text"/>
      <text:p text:style-name="Preformatted_20_Text">- Usa nomi significativi per le tue sessioni per una migliore organizzazione:</text:p>
      <text:p text:style-name="Preformatted_20_Text"/>
      <text:p text:style-name="Preformatted_20_Text">tmux new-session -s &lt;nome_sessione&gt;</text:p>
      <text:p text:style-name="Preformatted_20_Text"/>
      <text:p text:style-name="Preformatted_20_Text">- Tmux supporta anche il copia/incolla tramite il mouse (se abilitato con set -g mouse on).</text:p>
      <text:p text:style-name="Preformatted_20_Text"/>
      <text:p text:style-name="Preformatted_20_Text">- Per un uso avanzato, esplora i plugin come tpm (Tmux Plugin Manager) per <text:soft-page-break/>espandere le funzionalità di tmux.</text:p>
      <text:p text:style-name="Preformatted_20_Text"/>
      <text:p text:style-name="Preformatted_20_Text">---</text:p>
      <text:p text:style-name="Preformatted_20_Text"/>
      <text:p text:style-name="P1">8. Risorse Utili</text:p>
      <text:p text:style-name="Preformatted_20_Text">- Documentazione ufficiale: man tmux</text:p>
      <text:p text:style-name="Preformatted_20_Text">- Tutorial interattivi: Cerca guide e video online per approfondire l’uso di tmux.</text:p>
      <text:p text:style-name="Preformatted_20_Text"/>
      <text:p text:style-name="Preformatted_20_Text">---</text:p>
      <text:p text:style-name="Preformatted_20_Text"/>
      <text:p text:style-name="Preformatted_20_Text">Con questa guida, sei pronto per iniziare a utilizzare tmux e sfruttarne tutte le potenzialità! Prova i comandi suggeriti e personalizzalo secondo le tue esigenz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5T06:04:38.151730537</dc:date>
    <meta:editing-duration>PT2M56S</meta:editing-duration>
    <meta:editing-cycles>1</meta:editing-cycles>
    <meta:document-statistic meta:table-count="0" meta:image-count="0" meta:object-count="0" meta:page-count="3" meta:paragraph-count="69" meta:word-count="486" meta:character-count="3047" meta:non-whitespace-character-count="2616"/>
    <meta:generator>LibreOffice/24.8.3.2$Linux_X86_64 LibreOffice_project/e14c9fdd1f585efcbb2c5363087a99d20928d522</meta:generator>
  </office:meta>
</office:document-meta>
</file>